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AuthContext.lo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Context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Context.JAASAuthContext( String appName , CallbackHandler cbHandler , Subject su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ASAuthContext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